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74665" officeooo:paragraph-rsid="0084c74d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74665" officeooo:paragraph-rsid="018b838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74665" officeooo:paragraph-rsid="018fb001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442578" officeooo:paragraph-rsid="018fb00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0pt" fo:language="en" fo:country="US" fo:font-weight="bold" officeooo:rsid="019263ac" officeooo:paragraph-rsid="019263ac" style:font-size-asian="40pt" style:font-weight-asian="bold" style:font-size-complex="4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de.js</text:p>
      <text:p text:style-name="P1">----------------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><text:soft-page-break/></text:p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<text:soft-page-break/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----------------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516in" fo:margin-bottom="0.4043in" fo:margin-left="0.3453in" fo:margin-right="0.35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07:06:46.225195742</meta:creation-date>
    <meta:generator>LibreOffice/6.0.7.3$Linux_X86_64 LibreOffice_project/00m0$Build-3</meta:generator>
    <dc:date>2020-05-15T21:47:45.290103718</dc:date>
    <meta:editing-duration>P1DT2H3M48S</meta:editing-duration>
    <meta:editing-cycles>252</meta:editing-cycles>
    <meta:document-statistic meta:table-count="0" meta:image-count="0" meta:object-count="0" meta:page-count="3" meta:paragraph-count="68" meta:word-count="68" meta:character-count="9119" meta:non-whitespace-character-count="9119"/>
  </office:meta>
</office:document-meta>
</file>